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M FELL Double Pica" svg:font-family="'IM FELL Double Pica'" style:font-pitch="variable"/>
    <style:font-face style:name="IM FELL Double Pica SC" svg:font-family="'IM FELL Double Pica SC'" style:font-pitch="variable"/>
    <style:font-face style:name="Libre Baskerville" svg:font-family="'Libre Baskervil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M FELL Double Pica SC"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IM FELL Double Pica SC" fo:font-size="36pt" officeooo:rsid="0013b00f" officeooo:paragraph-rsid="0013b00f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IM FELL Double Pica" fo:font-size="24pt" officeooo:rsid="0013b00f" officeooo:paragraph-rsid="0013b00f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IM FELL Double Pica" fo:font-size="24pt" officeooo:rsid="0013b00f" officeooo:paragraph-rsid="00154f42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IM FELL Double Pica" fo:font-size="24pt" officeooo:rsid="0013e260" officeooo:paragraph-rsid="0013b00f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IM FELL Double Pica" fo:font-size="16pt" officeooo:rsid="0013e260" officeooo:paragraph-rsid="0013e26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re Baskerville" fo:font-size="10pt" officeooo:rsid="0016e1c8" officeooo:paragraph-rsid="0016e1c8" style:font-size-asian="8.75pt" style:font-size-complex="10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IM FELL Double Pica" fo:font-size="16pt" officeooo:rsid="0013e260" officeooo:paragraph-rsid="0013e260" style:font-size-asian="14pt" style:font-size-complex="16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IM FELL Double Pica" fo:font-size="16pt" officeooo:rsid="0013e260" officeooo:paragraph-rsid="0013e260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ll the Tunes</text:p>
      <text:p text:style-name="P4">from</text:p>
      <text:p text:style-name="P3">John Playford's</text:p>
      <text:p text:style-name="P3"/>
      <text:p text:style-name="P2">The Whole Book</text:p>
      <text:p text:style-name="P2">of Psalm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ypeset and Edited</text:p>
      <text:p text:style-name="P6">by</text:p>
      <text:p text:style-name="P6">Jason R. Fruit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ll the contents of this work are in the public domain, and the typesetting and editing of them implies no claim of copyright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M FELL Double Pica" svg:font-family="'IM FELL Double Pica'" style:font-pitch="variable"/>
    <style:font-face style:name="IM FELL Double Pica SC" svg:font-family="'IM FELL Double Pica SC'" style:font-pitch="variable"/>
    <style:font-face style:name="Libre Baskerville" svg:font-family="'Libre Baskervil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2:25:31.903081818</meta:creation-date>
    <dc:date>2015-03-02T09:51:36.801311561</dc:date>
    <meta:editing-duration>PT7M12S</meta:editing-duration>
    <meta:editing-cycles>7</meta:editing-cycles>
    <meta:generator>LibreOffice/4.4.0.3$Linux_X86_64 LibreOffice_project/de093506bcdc5fafd9023ee680b8c60e3e0645d7</meta:generator>
    <meta:document-statistic meta:table-count="0" meta:image-count="0" meta:object-count="0" meta:page-count="4" meta:paragraph-count="9" meta:word-count="41" meta:character-count="215" meta:non-whitespace-character-count="183"/>
  </office:meta>
</office:document-meta>
</file>